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free and unencumbered software released into the public domain.</text:p>
      <text:p text:style-name="Normal"/>
      <text:p text:style-name="Normal">Anyone is free to copy, modify, publish, use, compile, sell, or</text:p>
      <text:p text:style-name="Normal">distribute this software, either in source code form or as a compiled</text:p>
      <text:p text:style-name="Normal">binary, for any purpose, commercial or non-commercial, and by any</text:p>
      <text:p text:style-name="Normal">means.</text:p>
      <text:p text:style-name="Normal"/>
      <text:p text:style-name="Normal">In jurisdictions that recognize copyright laws, the author or authors</text:p>
      <text:p text:style-name="Normal">of this software dedicate any and all copyright interest in the</text:p>
      <text:p text:style-name="Normal">software to the public domain. We make this dedication for the benefit</text:p>
      <text:p text:style-name="Normal">of the public at large and to the detriment of our heirs and</text:p>
      <text:p text:style-name="Normal">successors. We intend this dedication to be an overt act of</text:p>
      <text:p text:style-name="Normal">relinquishment in perpetuity of all present and future rights to this</text:p>
      <text:p text:style-name="Normal">software under copyright law.</text:p>
      <text:p text:style-name="Normal"/>
      <text:p text:style-name="Normal">THE SOFTWARE IS PROVIDED "AS IS", WITHOUT WARRANTY OF ANY KIND,</text:p>
      <text:p text:style-name="Normal">EXPRESS OR IMPLIED, INCLUDING BUT NOT LIMITED TO THE WARRANTIES OF</text:p>
      <text:p text:style-name="Normal">MERCHANTABILITY, FITNESS FOR A PARTICULAR PURPOSE AND NONINFRINGEMENT.</text:p>
      <text:p text:style-name="Normal">IN NO EVENT SHALL THE AUTHORS BE LIABLE FOR ANY CLAIM, DAMAGES OR</text:p>
      <text:p text:style-name="Normal">OTHER LIABILITY, WHETHER IN AN ACTION OF CONTRACT, TORT OR OTHERWISE,</text:p>
      <text:p text:style-name="Normal">ARISING FROM, OUT OF OR IN CONNECTION WITH THE SOFTWARE OR THE USE OR</text:p>
      <text:p text:style-name="Normal">OTHER DEALINGS IN THE SOFTWARE.</text:p>
      <text:p text:style-name="Normal"/>
      <text:p text:style-name="Normal">For more information, please refer to &lt;https://unlicense.org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ũ Đinh Anh</meta:initial-creator>
    <dc:creator>Vũ Đinh Anh</dc:creator>
    <meta:creation-date>2020-04-16T01:41:00Z</meta:creation-date>
    <dc:date>2020-04-16T01:41:00Z</dc:date>
    <meta:template xlink:href="Normal.dotm" xlink:type="simple"/>
    <meta:editing-cycles>2</meta:editing-cycles>
    <meta:editing-duration>PT0S</meta:editing-duration>
    <meta:document-statistic meta:page-count="1" meta:paragraph-count="2" meta:word-count="180" meta:character-count="1209" meta:row-count="8" meta:non-whitespace-character-count="1031"/>
  </office:meta>
</office:document-meta>
</file>